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e53f6"/>
    </style:style>
    <style:style style:name="T2" style:family="text">
      <style:text-properties fo:font-weight="bold" officeooo:rsid="000e53f6" style:font-weight-asian="bold" style:font-weight-complex="bold"/>
    </style:style>
    <style:style style:name="T3" style:family="text">
      <style:text-properties fo:font-weight="normal" officeooo:rsid="000e53f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scribe how parallelism differs from concurrency.</text:p>
      <text:p text:style-name="Standard"/>
      <text:p text:style-name="Standard">-<text:span text:style-name="T1">Concurrency is when there are multiple processes in progress </text:span></text:p>
      <text:p text:style-name="Standard">-<text:span text:style-name="T1">Parallelism is when the processes are happening simultaneously</text:span></text:p>
      <text:p text:style-name="Standard">-<text:span text:style-name="T1">Parallelism is a subset of Concurrency</text:span></text:p>
      <text:p text:style-name="Standard"/>
      <text:p text:style-name="Standard">What is fork-join parallelism?</text:p>
      <text:p text:style-name="Standard"/>
      <text:p text:style-name="Standard">-<text:span text:style-name="T1">Fork-Join parallelism is a programming model of OpenMP</text:span></text:p>
      <text:p text:style-name="Standard">-<text:span text:style-name="T1">it spawns a master thread, which in turn, spawn multiple threads within a certain region and then join it back together again after each individual threads finished their computation</text:span></text:p>
      <text:p text:style-name="Standard">-<text:span text:style-name="T1">The region with only the master thread is the </text:span><text:span text:style-name="T2">sequential</text:span><text:span text:style-name="T3"> region and the region with many threads is called the </text:span><text:span text:style-name="T2">parallel </text:span><text:span text:style-name="T3">region</text:span></text:p>
      <text:p text:style-name="Standard"><text:span text:style-name="T3"/></text:p>
      <text:p text:style-name="Standard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2:31:38.341004395</meta:creation-date>
    <dc:date>2022-11-12T15:28:18.113059065</dc:date>
    <meta:editing-duration>PT2H46M29S</meta:editing-duration>
    <meta:editing-cycles>1</meta:editing-cycles>
    <meta:document-statistic meta:table-count="0" meta:image-count="0" meta:object-count="0" meta:page-count="1" meta:paragraph-count="8" meta:word-count="92" meta:character-count="609" meta:non-whitespace-character-count="524"/>
    <meta:generator>LibreOffice/6.4.7.2$Linux_X86_64 LibreOffice_project/40$Build-2</meta:generator>
  </office:meta>
</office:document-meta>
</file>